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officeooo:rsid="0000d089" officeooo:paragraph-rsid="0000d089" style:font-size-asian="44pt" style:font-weight-asian="bold" style:font-size-complex="44pt" style:font-weight-complex="bold"/>
    </style:style>
    <style:style style:name="P2" style:family="paragraph" style:parent-style-name="Standard">
      <style:text-properties fo:font-size="15pt" fo:font-weight="bold" officeooo:rsid="0000d089" officeooo:paragraph-rsid="0000d089" style:font-size-asian="13.1000003814697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Hii Hello Byy </text:p>
      <text:p text:style-name="P2">My favourite food <text:s/>is tandoori chiken. Hakka noodle. triple rice with schechwan chatni. I love butter chiken with butter naan. Then last pav bhaji with extra chees, butter, 4 pav. After that w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07:03.796522204</meta:creation-date>
    <dc:date>2018-11-15T15:13:11.034871528</dc:date>
    <meta:editing-duration>PT6M9S</meta:editing-duration>
    <meta:editing-cycles>1</meta:editing-cycles>
    <meta:document-statistic meta:table-count="0" meta:image-count="0" meta:object-count="0" meta:page-count="1" meta:paragraph-count="2" meta:word-count="36" meta:character-count="218" meta:non-whitespace-character-count="174"/>
    <meta:generator>LibreOffice/5.1.6.2$Linux_X86_64 LibreOffice_project/10m0$Build-2</meta:generator>
  </office:meta>
</office:document-meta>
</file>